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Bitstream Charter" fo:font-size="10pt" style:font-size-asian="10pt" style:font-size-complex="10pt"/>
    </style:style>
    <style:style style:name="P2" style:family="paragraph" style:parent-style-name="Standard">
      <style:text-properties style:use-window-font-color="true" style:font-name="Bitstream Charter" fo:font-size="10pt" fo:font-weight="normal" style:font-size-asian="10pt" style:font-weight-asian="normal" style:font-size-complex="10pt" style:font-weight-complex="normal"/>
    </style:style>
    <style:style style:name="P3" style:family="paragraph" style:parent-style-name="Standard">
      <style:text-properties style:font-name="sans-serif" fo:font-size="9.75pt"/>
    </style:style>
    <style:style style:name="P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Bitstream Charter"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Bitstream Charter" fo:font-size="10pt" style:font-size-asian="10pt" style:font-size-complex="10pt"/>
    </style:style>
    <style:style style:name="P6" style:family="paragraph" style:parent-style-name="Text_20_body">
      <style:text-properties style:use-window-font-color="true" style:font-name="Bitstream Charter" fo:font-size="10pt" style:font-size-asian="10pt" style:font-size-complex="10pt"/>
    </style:style>
    <style:style style:name="P7" style:family="paragraph" style:parent-style-name="Text_20_body">
      <style:text-properties style:use-window-font-color="true" style:font-name="Bitstream Charter" fo:font-size="10pt" style:font-name-asian="Monospace" style:font-size-asian="10pt" style:font-name-complex="Monospace" style:font-size-complex="10pt"/>
    </style:style>
    <style:style style:name="P8" style:family="paragraph" style:parent-style-name="Standard">
      <style:text-properties style:use-window-font-color="true" style:font-name="Bitstream Charter" fo:font-size="10pt" style:font-size-asian="10pt" style:font-size-complex="10pt"/>
    </style:style>
    <style:style style:name="P9" style:family="paragraph" style:parent-style-name="Text_20_body" style:list-style-name="L1"/>
    <style:style style:name="P10" style:family="paragraph" style:parent-style-name="Text_20_body">
      <style:text-properties style:use-window-font-color="true" style:font-name="Bitstream Charter" fo:font-size="10pt" style:font-size-asian="10pt" style:font-size-complex="10pt"/>
    </style:style>
    <style:style style:name="P11" style:family="paragraph" style:parent-style-name="Text_20_body" style:list-style-name="L1">
      <style:paragraph-properties fo:margin-top="0in" fo:margin-bottom="0in"/>
    </style:style>
    <style:style style:name="T1" style:family="text">
      <style:text-properties style:use-window-font-color="true" style:font-name="Bitstream Charter" fo:font-size="10pt" style:font-name-asian="Monospace" style:font-size-asian="10pt" style:font-name-complex="Monospace" style:font-size-complex="10pt"/>
    </style:style>
    <style:style style:name="T2" style:family="text">
      <style:text-properties style:use-window-font-color="true" style:font-name="Bitstream Charter" fo:font-size="10pt" style:font-size-asian="10pt" style:font-size-complex="10pt"/>
    </style:style>
    <style:style style:name="T3" style:family="text">
      <style:text-properties style:use-window-font-color="true" style:font-size-asian="10pt" style:font-size-complex="10pt"/>
    </style:style>
    <style:style style:name="T4" style:family="text">
      <style:text-properties style:text-underline-style="solid" style:text-underline-width="auto" style:text-underline-color="font-color" style:font-name-asian="Monospace" style:font-name-complex="Monospace"/>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fo:color="#3f7f5f" style:font-name="Monospace" style:font-name-asian="Monospace" style:font-name-complex="Monospac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bjective of the project was to design a stand-alone USB password storage device, where the user could store his passwords and then send them to the computer by emulating a keyboard. The passwords are currently input into the device using a PS/2 keyboard. </text:p>
      <text:p text:style-name="P1"/>
      <text:p text:style-name="P1">Hardware architecture</text:p>
      <text:p text:style-name="P1"/>
      <text:p text:style-name="P1">The device is based on an Atmel ATmega16 microcontroller and is powered with 5V from the computer USB port. The MCU is clocked by a 12Mhz quartz crystal connected on the XTAL pins. </text:p>
      <text:p text:style-name="P1"/>
      <text:p text:style-name="P2">USB connection</text:p>
      <text:p text:style-name="P1"/>
      <text:p text:style-name="Standard"><text:span text:style-name="T2">(</text:span><text:a xlink:type="simple" xlink:href="http://www.frontx.com/cpx508p3.gif">http://www.frontx.com/cpx508p3.gif</text:a><text:span text:style-name="T2">)</text:span></text:p>
      <text:p text:style-name="P1"/>
      <text:p text:style-name="P6">The USB connection provides both power to the circuit and a data connection. The USB +5V line (red) goes to the VCC (PIN10) on the atmega16 and the USB GND line (black) goes to GND (PIN11) on the <text:s/>atmega16. <text:s/>Pins 10 (VCC) and 30 (AVCC) are connected on the MCU, as well as pins 11 (GND) and 31 (GND). </text:p>
      <text:p text:style-name="P6">USB DATA+ line (green) goes to PIN16 (PD2) <text:s/>and USB DATA- line (white) goes to PIN17 (PD3).</text:p>
      <text:p text:style-name="Text_20_body"><text:span text:style-name="T2">Due to the fact that <text:s/>we have different voltage levels for the logical levels on the two sides (3.3V for a high level on the computer and 5V on the MCU), we need some kind of level conversion circuit on the USB data lines (D+ and D-). This is achieved by limiting the output voltage on D+ and D- with Zener diodes as suggested on the V-USB page (</text:span><text:a xlink:type="simple" xlink:href="http://vusb.wikidot.com/hardware">http://vusb.wikidot.com/hardware</text:a><text:span text:style-name="T2">)</text:span></text:p>
      <text:p text:style-name="P6"/>
      <text:p text:style-name="Text_20_body"><text:a xlink:type="simple" xlink:href="http://vusb.wikidot.com/local--files/hardware/level-conversion-with-zener.gif"><text:span text:style-name="T2">http://vusb.wikidot.com/local--files/hardware/level-conversion-with-zener.gif</text:span></text:a></text:p>
      <text:p text:style-name="P6"/>
      <text:p text:style-name="P1">PS/2 connection</text:p>
      <text:p text:style-name="P1">The PS/2 interface is used to connect a regular PS/2 keyboard to the device. </text:p>
      <text:p text:style-name="P1"/>
      <text:p text:style-name="P1"><draw:frame draw:style-name="fr1" draw:name="graphics1" text:anchor-type="as-char" svg:width="3.9791in" svg:height="1.5417in" draw:z-index="0"><draw:image xlink:href="https://engineering.purdue.edu/ece477/Webs/S10-Grp09/nb/johnstla_files/42-PS2Connector.JPG" xlink:type="simple" xlink:show="embed" xlink:actuate="onLoad"/></draw:frame></text:p>
      <text:p text:style-name="P1"/>
      <text:p text:style-name="Standard"><text:a xlink:type="simple" xlink:href="https://engineering.purdue.edu/ece477/Webs/S10-Grp09/nb/johnstla_files/42-PS2Connector.JPG"><text:span text:style-name="T2">https://engineering.purdue.edu/ece477/Webs/S10-Grp09/nb/johnstla_files/42-PS2Connector.JPG</text:span></text:a></text:p>
      <text:p text:style-name="P1"/>
      <text:p text:style-name="P1">The Vcc (+5V) and Ground lines of the PS/2 socket are connected to their corresponding lines on the circuit. The Data line is connected to PIN2 (PB1) on the MCU and the Clock line to PIN3 (PB2).</text:p>
      <text:p text:style-name="P3"><text:span text:style-name="T3">The signal data lines are open connector, with pullup </text:span>resistors located in the keyboard. This allows either the keyboard or the host system to force a line to low level.</text:p>
      <text:p text:style-name="P1"/>
      <text:p text:style-name="P1">When the keyboard wants to send information, it first checks the Clock line to make sure it's at a high logic level. If it's not, the host is inhibiting communication and the device must buffer any to-be-sent data until the host releases Clock. The Clock line must be continuously high for at least 50 microseconds before the device can begin to transmit its data. </text:p>
      <text:p text:style-name="P1"/>
      <text:p text:style-name="P6">The keyboard uses a serial protocol with 11-bit frames. These bits are: </text:p>
      <text:list xml:id="list379832608" text:style-name="L1">
        <text:list-item>
          <text:p text:style-name="P11">1 start bit. This is always 0. </text:p>
        </text:list-item>
        <text:list-item>
          <text:p text:style-name="P11">8 data bits, least significant bit first. </text:p>
        </text:list-item>
        <text:list-item>
          <text:p text:style-name="P11"><text:soft-page-break/>1 parity bit (odd parity). </text:p>
        </text:list-item>
        <text:list-item>
          <text:p text:style-name="P9">1 stop bit. This is always 1. </text:p>
        </text:list-item>
      </text:list>
      <text:p text:style-name="Text_20_body">The keyboard writes a bit on the Data line when Clock is high, and it is read by the host when Clock is low. </text:p>
      <text:p text:style-name="P1"/>
      <text:p text:style-name="P1"><draw:frame draw:style-name="fr1" draw:name="graphics2" text:anchor-type="as-char" svg:width="4.5in" svg:height="1.448in" draw:z-index="1"><draw:image xlink:href="http://www.computer-engineering.org/ps2protocol/waveform1.jpg" xlink:type="simple" xlink:show="embed" xlink:actuate="onLoad"/></draw:frame></text:p>
      <text:p text:style-name="P1"/>
      <text:p text:style-name="P1">The clock frequency is 10-16.7 kHz. The time from the rising edge of a clock pulse to a Data transition must be at least 5 microseconds. The time from a data transition to the falling edge of a clock pulse must be at least 5 microseconds and no greater than 25 microseconds.</text:p>
      <text:p text:style-name="P1"/>
      <text:p text:style-name="P1"/>
      <text:p text:style-name="P6">Conn<text:span text:style-name="T6">ection with the HD44780 LCD display</text:span></text:p>
      <text:p text:style-name="P7">The HD44780 LCD display is used to display the navigation menu and passwords, as well as other information. </text:p>
      <text:p text:style-name="P7">The Vcc and GND lines on the HD44780 are connected to their corresponding lines on the circuit. The RS line is connected to PIN36 (PA4), RW to PIN35 (PA5) and E to PIN34 (PA6). Lines D4 through D7 are connected to PIN40 (PA0) through PIN37 (PA3). </text:p>
      <text:p text:style-name="P7"/>
      <text:p text:style-name="P7">Push buttons</text:p>
      <text:p text:style-name="P7">The three push buttons are connected as pull-down switches to PIN18 (PD4), PIN19 (PD5) and PIN18 (PD6), respectively.</text:p>
      <text:p text:style-name="P7"/>
      <text:p text:style-name="P7">Software architecture</text:p>
      <text:p text:style-name="P7"/>
      <text:p text:style-name="Text_20_body"><text:span text:style-name="T1">Throughout the <text:s/>project code the AVR C Runtime Library (avr-libc) is used (</text:span><text:a xlink:type="simple" xlink:href="http://www.nongnu.org/av">http://www.nongnu.org/av</text:a><text:a xlink:type="simple" xlink:href="http://www.nongnu.org/avr-libc"> r-libc</text:a><text:span text:style-name="T1">).</text:span></text:p>
      <text:p text:style-name="P7"/>
      <text:p text:style-name="P7">USB</text:p>
      <text:p text:style-name="Text_20_body"><text:span text:style-name="T1">The USB communication uses the V-USB library (</text:span><text:a xlink:type="simple" xlink:href="http://www.obdev.at/products/vusb/index.html">http://www.obdev.at/products/vusb/index.html</text:a><text:span text:style-name="T1">). This is a third party implementation of a low-speed USB device made in software for AVRs. </text:span></text:p>
      <text:p text:style-name="P7">The V-USB library comes in the usbdrv folder. The usbconfig.h file can be edited to make customizations and settings. Among others, here we choose the port and pins for the data lines, the clock frequency, as well as device and vendor name for our device. We also need to choose device and vendor IDs from the list that comes with the library. These Ids were acquired by Objective Development (the provider of V-USB) and are guaranteed to not conflict with other devices' ids.</text:p>
      <text:p text:style-name="P7"/>
      <text:p text:style-name="Text_20_body"><text:span text:style-name="T1">The library is used by including usbdrv.h. The USB connection is initialized by calling </text:span><text:span text:style-name="Source_20_Text"><text:span text:style-name="T2">usbInit()</text:span></text:span><text:span text:style-name="Source_20_Text"><text:span text:style-name="T1">. This does all the necessary configurations (including interrupts). After initialization, the device needs to be enumerated, so we achieve this by forcing a disconnect and then a connect after a timeout. </text:span></text:span></text:p>
      <text:p text:style-name="Text_20_body"><text:soft-page-break/><text:span text:style-name="Source_20_Text"><text:span text:style-name="T1"/></text:span></text:p>
      <text:p text:style-name="Text_20_body"><text:span text:style-name="Source_20_Text"><text:span text:style-name="T1">To achieve USB functionality, we need to implement three functions that have callbacks in the library: </text:span></text:span></text:p>
      <text:p text:style-name="Text_20_body"><text:span text:style-name="Source_20_Text"><text:span text:style-name="T1"/></text:span></text:p>
      <text:p text:style-name="Text_20_body"><text:span text:style-name="Source_20_Text"><text:span text:style-name="T2">usbFunctionSetup()</text:span></text:span></text:p>
      <text:p text:style-name="Text_20_body"><text:span text:style-name="Source_20_Text"><text:span text:style-name="T1">Handles control messages from the PC (class and vendor requests). </text:span></text:span></text:p>
      <text:p text:style-name="P7"/>
      <text:p text:style-name="P7">The file hid_descriptor.h contains an USB HID report descriptor taken from <text:span text:style-name="T7">USB Business Card project (</text:span><text:a xlink:type="simple" xlink:href="http://www.frank-zhao.com/cache/usbbusinesscard_details.php">http://www.frank-zhao.com/cache/usbbusinesscard_details.php</text:a><text:span text:style-name="T7">). This ensures that our device is HID compliant </text:span></text:p>
      <text:p text:style-name="P7"/>
      <text:p text:style-name="P7">PS/2</text:p>
      <text:p text:style-name="P7">The interface to the PS/2 keyboard is implemented in keyboard.c. An interrupt is generated on each falling edge of the clock signal. Inside the interrupt, each received bit is stored until a complete scancode has been received. Then the scancode is decoded into an ASCII character which is pushed into a buffer.</text:p>
      <text:p text:style-name="P7"/>
      <text:p text:style-name="P6"><text:span text:style-name="T5">The kb_get_char</text:span><text:span text:style-name="T6">(), is used which removes a character from the buffer and returns it. If the buffer is empty, it blocks and explicitly waits until a character is received (is present in the buffer). </text:span></text:p>
      <text:p text:style-name="P7"/>
      <text:p text:style-name="P7">The scancodes corresponding to the PS/2 keyboard (scancodes.h) and the decoding function from scancode to ASCII are taken from Atmel's application note AVR313 (http://www.atmel.com/Images/doc1235.pdf).</text:p>
      <text:p text:style-name="P7"/>
      <text:p text:style-name="P7">LCD</text:p>
      <text:p text:style-name="P6"><text:span text:style-name="T6">The interface to the <text:s/>HD44780 is implemented in lcd.c and uses a third party library written by Peter </text:span><text:span text:style-name="T4">Fleury. It offers a basic interface with the LCD display.</text:span></text:p>
      <text:p text:style-name="P7"/>
      <text:p text:style-name="P7">Push buttons</text:p>
      <text:p text:style-name="P7">The push buttons (input pins) are polled continuously and through a mechanism consisting of modes and states (somewhat state-machine alike) offer control and navigation through the menu and passwords. </text:p>
      <text:p text:style-name="P7"/>
      <text:p text:style-name="P7">Storage</text:p>
      <text:p text:style-name="P6"><text:span text:style-name="T6">The storage of the passwords is done in the MCU's EEPROM. The <text:s/>interface to the storage space is implemented in </text:span><text:span text:style-name="T6">storage.c. </text:span></text:p>
      <text:p text:style-name="P7">The passwords are read from EEPROM once at the beginning and are written each time a change is done (new password added, removed or modified). To extend the lifespan of the EEPROM, the writing phase implements the memory update technique, first reading each byte of data and writing to the EEPROM only if it changed. This task takes quite a lot of time, and can be optimised by only updating the modified passwords. However, to avoid fragmentation, and since we don't have any time constraints at the present, the whole password array is updated with each change.</text:p>
      <text:p text:style-name="P7"/>
      <text:p text:style-name="P7">Some parameters customizing the EEPROM access are defined in config.h. Here we can specify a start address for the password storage (in case we want to store something else before). We can also specify a hash value (1 byte) to recognise whether the EEPROM contains valid data or not. This byte is read and written together with the passwords and protects the device from recognising random data as passwords in the case of a new/erased EEPROM.</text:p>
      <text:p text:style-name="P7"><text:soft-page-break/>The passwords are stored contiguously in memory, in a sequential order, starting with the password length (1 byte) followed by characters composing the password, ending in '\0'. First two bytes after the start address are the hash value and the total number of passwords stored in the EEPROM.</text:p>
      <text:p text:style-name="P7"/>
      <text:p text:style-name="P7"/>
      <text:p text:style-name="P7"/>
      <text:p text:style-name="P1">Usage</text:p>
      <text:p text:style-name="P1">The interface to the device is done mainly through the three push buttons and the LCD. <text:s/>It is designed in the form of a main menu, with four functions or modes. The rightmost button (CYCLE) cycles through the options, the middle one (SELECT) selects an option and the leftmost (MENU) one goes back to the main menu.</text:p>
      <text:p text:style-name="P1"/>
      <text:p text:style-name="P1">The four functions displayed on the screen as part of the main menu are:</text:p>
      <text:p text:style-name="P4"/>
      <text:p text:style-name="P4">SEND PASS</text:p>
      <text:p text:style-name="P4">After selecting this function, the first password is loaded on the LCD. The user can cycle through the existent passwords and select one by pushing the SELECT button. The selected password is then sent to the computer as input from a keyboard and the user can continue to cycle or send more passwords.</text:p>
      <text:p text:style-name="P4"/>
      <text:p text:style-name="P4">ADD PASS</text:p>
      <text:p text:style-name="P4">After selecting this function, the user is expected to input a new password. The passwords is displayed on the LCD while he types. He can use the Backspace key to delete one character back.</text:p>
      <text:p text:style-name="P4"/>
      <text:p text:style-name="P4">The input session ends with hitting the Enter key. The password is the stored in the EEPROM and the user is returned to the main menu. </text:p>
      <text:p text:style-name="P4"/>
      <text:p text:style-name="P4">The user can, at any time, cancel the input session by hitting the Esc key. He is then returned to the main menu and the password is discarded.</text:p>
      <text:p text:style-name="P4"/>
      <text:p text:style-name="P4">REMOVE PASS </text:p>
      <text:p text:style-name="P4">After selecting this function, the user can cycle through the passwords and remove one. This is done by pushing SELECT on the desired password. The password is then removed from EEPROM and the user can continue cycling to through passwords and deleting more.</text:p>
      <text:p text:style-name="P4"/>
      <text:p text:style-name="P4">CHANGE PASS</text:p>
      <text:p text:style-name="P4"/>
      <text:p text:style-name="P4">After selecting this function, the user can cycle through the passwords and select which one he wishes to change. Once SELECT is pressed, an input session is initiated and the user can input the new password to replace the old one. The same features as for the ADD PASS mode apply. Once the input session is finished, the user can continue cycling through the passwords and change more.</text:p>
      <text:p text:style-name="P4"/>
      <text:p text:style-name="P5"><text:span text:style-name="T6">Anytime throughout the cycling phases, but not during an input session, the user can press the MENU button and </text:span><text:span text:style-name="T6">return to the main menu.</text:span></text:p>
      <text:p text:style-name="P1"/>
      <text:p text:style-name="P1"/>
      <text:p text:style-name="P1"/>
      <text:p text:style-name="P1">Limitations</text:p>
      <text:p text:style-name="P1"/>
      <text:p text:style-name="P7">The ATmega16's EEPROM is 512 bytes, so it can contain up to 510-2*number_of_passwords characters. When the total number of characters contained in passwords goes above that, the passwords that end beyond that limit are not stored anymore. However, they are still kept in SRAM and can be used as long as the device is powered. The case where the total SRAM memory is exceeded is not accounted for.</text:p>
      <text:p text:style-name="P7"/>
      <text:p text:style-name="P7">Due to limitations of the LCD display (16 characters), we decided to have a maximum password length of 16 <text:soft-page-break/>characters. Extra characters input as passwords are discarded.</text:p>
      <text:p text:style-name="P7">Some characters that cannot be displayed on the LCD are discarded. </text:p>
      <text:p text:style-name="P7">The project has been developed and tested using a Linux based operating system (Ubuntu 12.04 LTS). The device has not been tested on Windows or MacOS based platforms, so even if the device is HID compliant, issues may appear when using the device on these operating systems.s</text:p>
      <text:p text:style-name="P7"/>
      <text:p text:style-name="P7">Further developments</text:p>
      <text:p text:style-name="P7">There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Dudau</meta:initial-creator>
    <meta:creation-date>2013-05-22T14:14:38</meta:creation-date>
    <dc:date>2013-06-11T15:30:16</dc:date>
    <dc:creator>Adrian Dudau</dc:creator>
    <meta:editing-duration>PT5H16M48S</meta:editing-duration>
    <meta:editing-cycles>17</meta:editing-cycles>
    <meta:generator>LibreOffice/3.5$Linux_X86_64 LibreOffice_project/350m1$Build-2</meta:generator>
    <meta:document-statistic meta:table-count="0" meta:image-count="2" meta:object-count="0" meta:page-count="5" meta:paragraph-count="73" meta:word-count="1734" meta:character-count="10316" meta:non-whitespace-character-count="8623"/>
  </office:meta>
</office:document-meta>
</file>